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a52a2a" loext:opacity="100%"/>
    </style:style>
    <style:style style:name="T4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5" style:family="text">
      <style:text-properties fo:color="#0000cd" loext:opacity="100%"/>
    </style:style>
    <style:style style:name="T6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1" style:family="text">
      <style:text-properties fo:color="#008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2" style:family="text"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T13" style:family="text">
      <style:text-properties fo:background-color="transparent" loext:char-shading-value="0" loext:padding="0cm" loext:border="none"/>
    </style:style>
    <style:style style:name="T14" style:family="text">
      <style:text-properties officeooo:rsid="0004088d"/>
    </style:style>
    <style:style style:name="T15" style:family="text">
      <style:text-properties officeooo:rsid="0004088d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html/exercise.asp?filename=exercise_html_id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4">El a</text:span>tributo <text:span text:style-name="T14">id de </text:span>HTML</text:h>
      <text:p text:style-name="P4"><text:span text:style-name="T1"/></text:p>
      <text:p text:style-name="Horizontal_20_Line"/>
      <text:p text:style-name="P5">El atributo <text:span text:style-name="Source_20_Text"><text:span text:style-name="T2">id </text:span></text:span><text:span text:style-name="Source_20_Text"><text:span text:style-name="T15">de </text:span></text:span>HTML se utiliza para especificar una identificación única para un elemento HTML.</text:p>
      <text:p text:style-name="P5">No puedes tener más de un elemento con el mismo id en un documento HTML.</text:p>
      <text:p text:style-name="Horizontal_20_Line"/>
      <text:h text:style-name="P2" text:outline-level="2">Usando el atributo de identificación</text:h>
      <text:p text:style-name="P5">El atributo <text:span text:style-name="Source_20_Text"><text:span text:style-name="T2">id </text:span></text:span>especifica una identificación única para un elemento HTML. El valor del atributo <text:span text:style-name="Source_20_Text"><text:span text:style-name="T2">id </text:span></text:span>debe ser único dentro del documento HTML.</text:p>
      <text:p text:style-name="P5">El atributo <text:span text:style-name="Source_20_Text"><text:span text:style-name="T2">id </text:span></text:span>se utiliza para señalar una declaración de estilo específica en una hoja de estilo. JavaScript también lo utiliza para acceder y manipular el elemento con la identificación específica.</text:p>
      <text:p text:style-name="P5">La sintaxis de id es: escriba un carácter almohadilla (#), seguido de un nombre de id. Luego, defina las propiedades CSS entre llaves {}.</text:p>
      <text:p text:style-name="P5">En el siguiente ejemplo tenemos un elemento <text:span text:style-name="Source_20_Text"><text:span text:style-name="T2">&lt;h1&gt; </text:span></text:span>que apunta al nombre de identificación "myHeader". Este elemento <text:s/><text:span text:style-name="Source_20_Text"><text:span text:style-name="T2">&lt;h1&gt; </text:span></text:span>tendrá estilo de acuerdo con la definición de estilo <text:span text:style-name="Source_20_Text"><text:span text:style-name="T2">#myHeader </text:span></text:span>en <text:span text:style-name="T14">head</text:span>:</text:p>
      <text:h text:style-name="P3" text:outline-level="3">Ejemplo</text:h>
      <text:p text:style-name="P7"><text:span text:style-name="T5">&lt;</text:span><text:span text:style-name="T3">!DOCTYPE</text:span><text:span text:style-name="T7"> html</text:span><text:span text:style-name="T5">&gt;</text:span><text:line-break/><text:span text:style-name="T5">&lt;</text:span><text:span text:style-name="T3">html</text:span><text:span text:style-name="T5">&gt;</text:span><text:line-break/><text:span text:style-name="T5">&lt;</text:span><text:span text:style-name="T3">head</text:span><text:span text:style-name="T5">&gt;</text:span><text:line-break/><text:span text:style-name="T5">&lt;</text:span><text:span text:style-name="T3">style</text:span><text:span text:style-name="T5">&gt;</text:span><text:span text:style-name="T3"><text:line-break/>#myHeader </text:span><text:span text:style-name="T9">{</text:span><text:span text:style-name="T7"><text:line-break/>  background-color</text:span><text:span text:style-name="T9">:</text:span><text:span text:style-name="T5"> lightblue</text:span><text:span text:style-name="T9">;</text:span><text:span text:style-name="T7"><text:line-break/>  color</text:span><text:span text:style-name="T9">:</text:span><text:span text:style-name="T5"> black</text:span><text:span text:style-name="T9">;</text:span><text:span text:style-name="T7"><text:line-break/>  padding</text:span><text:span text:style-name="T9">:</text:span><text:span text:style-name="T5"> 40px</text:span><text:span text:style-name="T9">;</text:span><text:span text:style-name="T7"><text:line-break/>  text-align</text:span><text:span text:style-name="T9">:</text:span><text:span text:style-name="T5"> center</text:span><text:span text:style-name="T9">;</text:span><text:span text:style-name="T7"><text:line-break/></text:span><text:span text:style-name="T9">}</text:span><text:span text:style-name="T3"><text:line-break/></text:span><text:span text:style-name="T5">&lt;</text:span><text:span text:style-name="T3">/style</text:span><text:span text:style-name="T5">&gt;</text:span><text:line-break/><text:span text:style-name="T5">&lt;</text:span><text:span text:style-name="T3">/head</text:span><text:span text:style-name="T5">&gt;</text:span><text:line-break/><text:span text:style-name="T5">&lt;</text:span><text:span text:style-name="T3">body</text:span><text:span text:style-name="T5">&gt;</text:span><text:line-break/><text:line-break/><text:span text:style-name="T5">&lt;</text:span><text:span text:style-name="T3">h1</text:span><text:span text:style-name="T7"> id</text:span><text:span text:style-name="T5">="myHeader"&gt;</text:span>My Header<text:span text:style-name="T5">&lt;</text:span><text:span text:style-name="T3">/h1</text:span><text:span text:style-name="T5">&gt;</text:span><text:line-break/><text:line-break/><text:span text:style-name="T5">&lt;</text:span><text:span text:style-name="T3">/body</text:span><text:span text:style-name="T5">&gt;</text:span><text:line-break/><text:span text:style-name="T5">&lt;</text:span><text:span text:style-name="T3">/html</text:span><text:span text:style-name="T5">&gt;</text:span></text:p>
      <text:p text:style-name="P5"><text:span text:style-name="T2"><text:s/></text:span></text:p>
      <text:p text:style-name="P5"><text:soft-page-break/><text:span text:style-name="Strong_20_Emphasis"><text:span text:style-name="T2">Nota: ¡ </text:span></text:span><text:span text:style-name="T2">El nombre de id distingue entre mayúsculas y minúsculas!</text:span></text:p>
      <text:p text:style-name="P5"><text:span text:style-name="Strong_20_Emphasis"><text:span text:style-name="T2">Nota:</text:span></text:span><text:span text:style-name="T2"> El nombre de id debe contener al menos un carácter, no puede comenzar con un número y no debe contener espacios en blanco (espacios, tabulaciones, etc.).</text:span></text:p>
      <text:p text:style-name="Horizontal_20_Line"/>
      <text:h text:style-name="P2" text:outline-level="2">Diferencia entre clas<text:span text:style-name="T14">s</text:span> e id </text:h>
      <text:p text:style-name="P5">Un nombre de clas<text:span text:style-name="T14">s </text:span>puede ser usado por múltiples elementos HTML, mientras que un nombre de id <text:s/>solo debe ser usado por un elemento HTML dentro de la página:</text:p>
      <text:h text:style-name="P3" text:outline-level="3">Ejemplo</text:h>
      <text:p text:style-name="P4"><text:span text:style-name="T6">&lt;</text:span><text:span text:style-name="T4">style</text:span><text:span text:style-name="T6">&gt;</text:span><text:span text:style-name="T4"><text:line-break/></text:span><text:span text:style-name="T11">/* Style the element with the id "myHeader" */</text:span><text:span text:style-name="T4"><text:line-break/></text:span><text:span text:style-name="Strong_20_Emphasis"><text:span text:style-name="T4">#myHeader</text:span></text:span><text:span text:style-name="T4"> </text:span><text:span text:style-name="T10">{</text:span><text:span text:style-name="T8"><text:line-break/>  background-color</text:span><text:span text:style-name="T10">:</text:span><text:span text:style-name="T6"> lightblue</text:span><text:span text:style-name="T10">;</text:span><text:span text:style-name="T8"><text:line-break/>  color</text:span><text:span text:style-name="T10">:</text:span><text:span text:style-name="T6"> black</text:span><text:span text:style-name="T10">;</text:span><text:span text:style-name="T8"><text:line-break/>  padding</text:span><text:span text:style-name="T10">:</text:span><text:span text:style-name="T6"> 40px</text:span><text:span text:style-name="T10">;</text:span><text:span text:style-name="T8"><text:line-break/>  text-align</text:span><text:span text:style-name="T10">:</text:span><text:span text:style-name="T6"> center</text:span><text:span text:style-name="T10">;</text:span><text:span text:style-name="T8"><text:line-break/></text:span><text:span text:style-name="T10">}</text:span><text:span text:style-name="T4"><text:line-break/><text:line-break/></text:span><text:span text:style-name="T11">/* Style all elements with the class name "city" */</text:span><text:span text:style-name="T4"><text:line-break/></text:span><text:span text:style-name="Strong_20_Emphasis"><text:span text:style-name="T4">.city </text:span></text:span><text:span text:style-name="T10">{</text:span><text:span text:style-name="T8"><text:line-break/>  background-color</text:span><text:span text:style-name="T10">:</text:span><text:span text:style-name="T6"> tomato</text:span><text:span text:style-name="T10">;</text:span><text:span text:style-name="T8"><text:line-break/>  color</text:span><text:span text:style-name="T10">:</text:span><text:span text:style-name="T6"> white</text:span><text:span text:style-name="T10">;</text:span><text:span text:style-name="T8"><text:line-break/>  padding</text:span><text:span text:style-name="T10">:</text:span><text:span text:style-name="T6"> 10px</text:span><text:span text:style-name="T10">;</text:span><text:span text:style-name="T8"><text:line-break/></text:span><text:span text:style-name="T10">}</text:span><text:span text:style-name="T4"><text:line-break/></text:span><text:span text:style-name="T6">&lt;</text:span><text:span text:style-name="T4">/style</text:span><text:span text:style-name="T6">&gt;</text:span><text:span text:style-name="T12"><text:line-break/><text:line-break/></text:span><text:span text:style-name="T11">&lt;!-- An element with a unique id --&gt;</text:span><text:span text:style-name="T12"><text:line-break/></text:span><text:span text:style-name="T6">&lt;</text:span><text:span text:style-name="T4">h1</text:span><text:span text:style-name="T8"> id</text:span><text:span text:style-name="T6">="myHeader"&gt;</text:span><text:span text:style-name="T12">My Cities</text:span><text:span text:style-name="T6">&lt;</text:span><text:span text:style-name="T4">/h1</text:span><text:span text:style-name="T6">&gt;</text:span><text:span text:style-name="T12"><text:line-break/><text:line-break/></text:span><text:span text:style-name="T11">&lt;!-- Multiple elements with same class --&gt;</text:span><text:span text:style-name="T12"><text:line-break/></text:span><text:span text:style-name="T6">&lt;</text:span><text:span text:style-name="T4">h2</text:span><text:span text:style-name="T8"> class</text:span><text:span text:style-name="T6">="city"&gt;</text:span><text:span text:style-name="T12">London</text:span><text:span text:style-name="T6">&lt;</text:span><text:span text:style-name="T4">/h2</text:span><text:span text:style-name="T6">&gt;</text:span><text:span text:style-name="T12"><text:line-break/></text:span><text:span text:style-name="T6">&lt;</text:span><text:span text:style-name="T4">p</text:span><text:span text:style-name="T6">&gt;</text:span><text:span text:style-name="T12">London is the capital of England.</text:span><text:span text:style-name="T6">&lt;</text:span><text:span text:style-name="T4">/p</text:span><text:span text:style-name="T6">&gt;</text:span><text:span text:style-name="T12"><text:line-break/><text:line-break/></text:span><text:span text:style-name="T6">&lt;</text:span><text:span text:style-name="T4">h2</text:span><text:span text:style-name="T8"> class</text:span><text:span text:style-name="T6">="city"&gt;</text:span><text:span text:style-name="T12">Paris</text:span><text:span text:style-name="T6">&lt;</text:span><text:span text:style-name="T4">/h2</text:span><text:span text:style-name="T6">&gt;</text:span><text:span text:style-name="T12"><text:line-break/></text:span><text:span text:style-name="T6">&lt;</text:span><text:span text:style-name="T4">p</text:span><text:span text:style-name="T6">&gt;</text:span><text:span text:style-name="T12">Paris is the capital of France.</text:span><text:span text:style-name="T6">&lt;</text:span><text:span text:style-name="T4">/p</text:span><text:span text:style-name="T6">&gt;</text:span><text:span text:style-name="T12"><text:line-break/><text:line-break/></text:span><text:span text:style-name="T6">&lt;</text:span><text:span text:style-name="T4">h2</text:span><text:span text:style-name="T8"> class</text:span><text:span text:style-name="T6">="city"&gt;</text:span><text:span text:style-name="T12">Tokyo</text:span><text:span text:style-name="T6">&lt;</text:span><text:span text:style-name="T4">/h2</text:span><text:span text:style-name="T6">&gt;</text:span><text:span text:style-name="T12"><text:line-break/></text:span><text:span text:style-name="T6">&lt;</text:span><text:span text:style-name="T4">p</text:span><text:span text:style-name="T6">&gt;</text:span><text:span text:style-name="T12">Tokyo is the capital of Japan.</text:span><text:span text:style-name="T6">&lt;</text:span><text:span text:style-name="T4">/p</text:span><text:span text:style-name="T6">&gt;</text:span></text:p>
      <text:p text:style-name="P5"><text:span text:style-name="T2"><text:s/></text:span></text:p>
      <text:p text:style-name="P5"><text:span text:style-name="T2"><text:s/></text:span></text:p>
      <text:p text:style-name="Horizontal_20_Line"/>
      <text:section text:style-name="Sect1" text:name="midcontentadcontainer">
        <text:p text:style-name="P5"><text:soft-page-break/></text:p>
      </text:section>
      <text:p text:style-name="Horizontal_20_Line"/>
      <text:h text:style-name="P2" text:outline-level="2">Marcadores HTML con <text:span text:style-name="T14">id</text:span> y enlaces</text:h>
      <text:p text:style-name="P5">Los marcadores HTML se utilizan para permitir a los lectores saltar a partes específicas de una página web.</text:p>
      <text:p text:style-name="P5">Los marcadores pueden resultar útiles si su página es muy larga.</text:p>
      <text:p text:style-name="P5">Para utilizar un marcador, primero debe crearlo y luego agregarle un enlace.</text:p>
      <text:p text:style-name="P5">Luego, cuando se hace clic en el enlace, la página se desplazará hasta la ubicación con el marcador.</text:p>
      <text:h text:style-name="P2" text:outline-level="2">Ejemplo</text:h>
      <text:p text:style-name="P5">Primero, crea un marcador con el atributo <text:span text:style-name="Source_20_Text"><text:span text:style-name="T2">id</text:span></text:span>:</text:p>
      <text:p text:style-name="P8"><text:span text:style-name="T5">&lt;</text:span><text:span text:style-name="T3">h2</text:span><text:span text:style-name="T7"> id</text:span><text:span text:style-name="T5">="C4"&gt;</text:span>Chapter 4<text:span text:style-name="T5">&lt;</text:span><text:span text:style-name="T3">/h2</text:span><text:span text:style-name="T5">&gt;</text:span></text:p>
      <text:p text:style-name="P5">Luego, agregue un enlace al marcador ("Saltar al Capítulo 4"), desde la misma página:</text:p>
      <text:h text:style-name="P3" text:outline-level="3">Ejemplo</text:h>
      <text:p text:style-name="P7"><text:span text:style-name="T5">&lt;</text:span><text:span text:style-name="T3">a</text:span><text:span text:style-name="T7"> href</text:span><text:span text:style-name="T5">="#C4"&gt;</text:span>Jump to Chapter 4<text:span text:style-name="T5">&lt;</text:span><text:span text:style-name="T3">/a</text:span><text:span text:style-name="T5">&gt;</text:span></text:p>
      <text:p text:style-name="P5"><text:span text:style-name="T2"><text:s/></text:span></text:p>
      <text:p text:style-name="P5">O agregue un enlace al marcador ("<text:span text:style-name="T14">Jump to Chapter</text:span> 4"), desde otra página:</text:p>
      <text:p text:style-name="P7"><text:span text:style-name="T5">&lt;</text:span><text:span text:style-name="T3">a</text:span><text:span text:style-name="T7"> href</text:span><text:span text:style-name="T5">="html_demo.html#C4"&gt;</text:span>Jump to Chapter 4<text:span text:style-name="T5">&lt;</text:span><text:span text:style-name="T3">/a</text:span><text:span text:style-name="T5">&gt;</text:span></text:p>
      <text:p text:style-name="Horizontal_20_Line"/>
      <text:h text:style-name="P2" text:outline-level="2">Usando el atributo id en JavaScript</text:h>
      <text:p text:style-name="P5"><text:span text:style-name="Source_20_Text"><text:span text:style-name="T2">JavaScript</text:span></text:span>también puede utilizar el atributo <text:span text:style-name="Source_20_Text"><text:span text:style-name="T2">id</text:span></text:span> para realizar algunas tareas para ese elemento específico.</text:p>
      <text:p text:style-name="P5">JavaScript puede acceder a un elemento con una identificación específica con el método <text:span text:style-name="Source_20_Text"><text:span text:style-name="T2">getElementById()</text:span></text:span>:</text:p>
      <text:h text:style-name="P3" text:outline-level="3">Ejemplo</text:h>
      <text:p text:style-name="P5"><text:span text:style-name="T2">Utilice el atributo </text:span><text:span text:style-name="Source_20_Text"><text:span text:style-name="T2">id </text:span></text:span><text:span text:style-name="T2">para manipular texto con JavaScript:</text:span></text:p>
      <text:p text:style-name="P7"><text:span text:style-name="T5">&lt;</text:span><text:span text:style-name="T3">script</text:span><text:span text:style-name="T5">&gt;</text:span><text:span text:style-name="T9"><text:line-break/></text:span><text:span text:style-name="T5">function</text:span><text:span text:style-name="T9"> displayResult() {<text:line-break/>  document.getElementById(</text:span><text:span text:style-name="T3">"myHeader"</text:span><text:span text:style-name="T9">).innerHTML = </text:span><text:span text:style-name="T3">"Have a nice day!"</text:span><text:span text:style-name="T9">;<text:line-break/>}<text:line-break/></text:span><text:span text:style-name="T5">&lt;</text:span><text:span text:style-name="T3">/script</text:span><text:span text:style-name="T5">&gt;</text:span></text:p>
      <text:p text:style-name="P5"><text:span text:style-name="T2"><text:s/></text:span></text:p>
      <text:p text:style-name="P5"><text:span text:style-name="T2"/></text:p>
      <text:p text:style-name="Horizontal_20_Line"/>
      <text:h text:style-name="P2" text:outline-level="2"><text:soft-page-break/>Resumen del capítulo</text:h>
      <text:list text:style-name="L1">
        <text:list-item>
          <text:p text:style-name="P9">El atributo<text:span text:style-name="Source_20_Text"><text:span text:style-name="T2">id</text:span></text:span> se utiliza para especificar una identificación única para un elemento HTML.</text:p>
        </text:list-item>
        <text:list-item>
          <text:p text:style-name="P9">El valor del atributo <text:span text:style-name="Source_20_Text"><text:span text:style-name="T2">id </text:span></text:span>debe ser único dentro del documento HTML.</text:p>
        </text:list-item>
        <text:list-item>
          <text:p text:style-name="P9">CSS y JavaScript utilizan el atributo <text:span text:style-name="Source_20_Text"><text:span text:style-name="T2">id </text:span></text:span>para diseñar/seleccionar un elemento específico</text:p>
        </text:list-item>
        <text:list-item>
          <text:p text:style-name="P9">El valor del atributo <text:span text:style-name="Source_20_Text"><text:span text:style-name="T2">id </text:span></text:span>distingue entre mayúsculas y minúsculas.</text:p>
        </text:list-item>
        <text:list-item>
          <text:p text:style-name="P9">El atributo <text:span text:style-name="Source_20_Text"><text:span text:style-name="T2">id </text:span></text:span>también se utiliza para crear marcadores HTML.</text:p>
        </text:list-item>
        <text:list-item>
          <text:p text:style-name="P10">JavaScript puede acceder a un elemento con una identificación específica con el método <text:span text:style-name="Source_20_Text"><text:span text:style-name="T2">getElementById() </text:span></text:span></text:p>
        </text:list-item>
      </text:list>
      <text:p text:style-name="Horizontal_20_Line"/>
      <text:h text:style-name="P2" text:outline-level="2"><text:span text:style-name="T2">Ejercicio:</text:span></text:h>
      <text:p text:style-name="P6">Agregue el atributo HTML correcto para que el elemento H1 sea rojo.</text:p>
      <text:p text:style-name="P6">&lt;!DOCTYPE html&gt;<text:line-break/>&lt;html&gt;<text:line-break/>&lt;<text:span text:style-name="T14">head</text:span>&gt;<text:line-break/>&lt;<text:span text:style-name="T14">style</text:span>&gt;<text:line-break/> #myheader {color:rojo;}<text:line-break/>&lt;/<text:span text:style-name="T14">style</text:span>&gt;<text:line-break/>&lt;/<text:span text:style-name="T14">head</text:span>&gt;<text:line-break/>&lt;<text:span text:style-name="T14">body</text:span>&gt;<text:line-break/><text:line-break/>&lt;h1<draw:control text:anchor-type="as-char" draw:z-index="0" draw:name="Forma1" draw:style-name="gr1" draw:text-style-name="P11" svg:width="3.573cm" svg:height="0.662cm" draw:control="control1"/>&gt;Mi página de inicio&lt;/h1&gt;<text:line-break/><text:line-break/>&lt;/body&gt;<text:line-break/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6:16:44.614000000</meta:creation-date>
    <dc:date>2024-02-28T16:24:15.907000000</dc:date>
    <meta:editing-duration>PT7M31S</meta:editing-duration>
    <meta:editing-cycles>1</meta:editing-cycles>
    <meta:document-statistic meta:table-count="0" meta:image-count="0" meta:object-count="0" meta:page-count="4" meta:paragraph-count="50" meta:word-count="612" meta:character-count="3983" meta:non-whitespace-character-count="3381"/>
    <meta:generator>LibreOffice/7.6.0.3$Windows_X86_64 LibreOffice_project/69edd8b8ebc41d00b4de3915dc82f8f0fc3b6265</meta:generator>
  </office:meta>
</office:document-meta>
</file>